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dd4be" officeooo:paragraph-rsid="000dd4be"/>
    </style:style>
    <style:style style:name="P2" style:family="paragraph" style:parent-style-name="Preformatted_20_Text" style:list-style-name="L1">
      <style:text-properties officeooo:rsid="000dd4be" officeooo:paragraph-rsid="000dd4be"/>
    </style:style>
    <style:style style:name="P3" style:family="paragraph" style:parent-style-name="Preformatted_20_Text" style:list-style-name="L1">
      <style:text-properties officeooo:rsid="000f6f74" officeooo:paragraph-rsid="000f6f74"/>
    </style:style>
    <style:style style:name="T1" style:family="text">
      <style:text-properties officeooo:rsid="0010d2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uff to take to Splatspace Current Event Workshops</text:p>
      <text:p text:style-name="P1"/>
      <text:list xml:id="list3797903956666835370" text:style-name="L1">
        <text:list-item>
          <text:p text:style-name="P2">Kits</text:p>
        </text:list-item>
        <text:list-item>
          <text:p text:style-name="P2">Battery tester</text:p>
        </text:list-item>
        <text:list-item>
          <text:p text:style-name="P3">Labeled foam for parts to be stuck in. There is a catch-22 with the resistor color codes: If we have to use 1% resistors, especially the blue ones with barely discernible colors, they have three digits and the exponent is a power of 100, not 10. Ugh. So the color codes must be banished from the schematics and the Fritzing diagrams are <text:span text:style-name="T1">just </text:span>hopeless <text:span text:style-name="T1">if old style, 5% resistors are not always available</text:span>. Maybe, even with the parts donations, more resistors will have to be purchased. ON THE OTHER HAND, workshop attendees can measure their resistors with their meters, and this is the solution for older eyes anyway!</text:p>
        </text:list-item>
        <text:list-item>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08T11:17:49.731011863</dc:date>
    <meta:editing-duration>PT1H38M3S</meta:editing-duration>
    <meta:editing-cycles>2</meta:editing-cycles>
    <meta:generator>LibreOffice/5.1.6.2$Linux_X86_64 LibreOffice_project/10m0$Build-2</meta:generator>
    <meta:document-statistic meta:table-count="0" meta:image-count="0" meta:object-count="0" meta:page-count="1" meta:paragraph-count="5" meta:word-count="123" meta:character-count="689" meta:non-whitespace-character-count="574"/>
  </office:meta>
</office:document-meta>
</file>